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lational Databases with MySQL Week 5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p text:style-name="Standard">In this week's coding activity, you will create a menu driven application backed by a MySQL database.</text:p>
      <text:p text:style-name="Standard"/>
      <text:p text:style-name="Standard">To start, choose one item that you like. It could be vehicles, sports, foods, etc....</text:p>
      <text:p text:style-name="Standard">Create a new Java project in Eclipse.</text:p>
      <text:p text:style-name="Standard">Create a SQL script in the project to create a database with one table. The table should be the item you picked.</text:p>
      <text:p text:style-name="Standard">Write a Java menu driven application that allows you to perform all four CRUD operations on your table.</text:p>
      <text:p text:style-name="Standard"><text:soft-page-break/></text:p>
      <text:p text:style-name="Standard">Tips:</text:p>
      <text:p text:style-name="Standard">The application does not need to be as complex as the example in the video curriculum.</text:p>
      <text:p text:style-name="Standard">You need an option for each of the CRUD operations (Create, Read, Update, and Delete).</text:p>
      <text:p text:style-name="Standard">Remember that PreparedStatment.executeQuery() is only for Reading data and .executeUpdate() is used for Creating, Updating, and Deleting data.</text:p>
      <text:p text:style-name="Standard">Remember that both parameters on PreparedStatements and the ResultSet columns are based on indexes that start with 1, not 0.</text:p>
      <text:p text:style-name="Standard"><text:span text:style-name="T2">Screenshots of Code:All images are in folder </text:span></text:p>
      <text:p text:style-name="P3"/>
      <text:p text:style-name="Standard"><text:span text:style-name="T2">Screenshots of Running Application:</text:span></text:p>
      <text:p text:style-name="P3"/>
      <text:p text:style-name="Standard"><text:span text:style-name="T2">URL to GitHub Repository:https://github.com/CharliePaz20/wk5sql.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47:00</meta:creation-date>
    <meta:initial-creator>Nick Suwyn</meta:initial-creator>
    <meta:document-statistic meta:table-count="1" meta:image-count="0" meta:object-count="0" meta:page-count="2" meta:paragraph-count="32" meta:word-count="336" meta:character-count="2099"/>
    <dc:date>2021-01-16T21:56:29.22</dc:date>
    <dc:creator>Charles Phillips</dc:creator>
    <meta:generator>OpenOffice/4.1.6$Win32 OpenOffice.org_project/416m1$Build-9790</meta:generator>
  </office:meta>
</office:document-meta>
</file>